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b0044" officeooo:paragraph-rsid="000b0044"/>
    </style:style>
    <style:style style:name="P2" style:family="paragraph" style:parent-style-name="Preformatted_20_Text">
      <style:text-properties officeooo:rsid="000b0044" officeooo:paragraph-rsid="00108e55"/>
    </style:style>
    <style:style style:name="P3" style:family="paragraph" style:parent-style-name="Preformatted_20_Text">
      <style:text-properties officeooo:rsid="000b0044" officeooo:paragraph-rsid="00108e55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officeooo:rsid="00108e55"/>
    </style:style>
    <style:style style:name="gr1" style:family="graphic">
      <style:graphic-properties svg:stroke-width="0.4cm" svg:stroke-color="#000000" draw:textarea-horizontal-align="center" draw:textarea-vertical-align="middle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4cm" svg:stroke-color="#00cc00" draw:textarea-horizontal-align="center" draw:textarea-vertical-align="middle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4cm" svg:stroke-color="#ff3333" draw:textarea-horizontal-align="center" draw:textarea-vertical-align="middle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4cm" svg:stroke-color="#0000ff" draw:textarea-horizontal-align="center" draw:textarea-vertical-align="middle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4cm" svg:stroke-color="#0000cc" draw:textarea-horizontal-align="center" draw:textarea-vertical-align="middle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4cm" svg:stroke-color="#ff0000" draw:textarea-horizontal-align="center" draw:textarea-vertical-align="middle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.4cm" svg:stroke-color="#000000" draw:fill="none" draw:fill-color="#ffffff" fo:min-height="0.6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.4cm" svg:stroke-color="#000000" draw:fill="none" draw:fill-color="#ffffff" fo:min-height="0.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text:anchor-type="paragraph" draw:z-index="97" draw:name="Tvar15" draw:style-name="gr8" draw:text-style-name="P5" svg:width="1.449cm" svg:height="0.78cm" svg:x="8.948cm" svg:y="26.305cm"><draw:text-box><text:p>Cíl</text:p></draw:text-box></draw:frame><draw:frame text:anchor-type="paragraph" draw:z-index="96" draw:name="Tvar14" draw:style-name="gr7" draw:text-style-name="P5" svg:width="2.096cm" svg:height="0.692cm" svg:x="16.678cm" svg:y="26.483cm"><draw:text-box><text:p>Start</text:p></draw:text-box></draw:frame><draw:frame text:anchor-type="paragraph" draw:z-index="95" draw:name="Tvar15" draw:style-name="gr8" draw:text-style-name="P5" svg:width="1.449cm" svg:height="0.78cm" svg:x="16.835cm" svg:y="11.942cm"><draw:text-box><text:p>Cíl</text:p></draw:text-box></draw:frame><draw:frame text:anchor-type="paragraph" draw:z-index="94" draw:name="Tvar14" draw:style-name="gr7" draw:text-style-name="P5" svg:width="2.096cm" svg:height="0.692cm" svg:x="8.968cm" svg:y="11.74cm"><draw:text-box><text:p>Start</text:p></draw:text-box></draw:frame><draw:line text:anchor-type="paragraph" draw:z-index="93" draw:name="Tvar12" draw:style-name="gr1" draw:text-style-name="P4" svg:x1="10.95cm" svg:y1="16.686cm" svg:x2="10.95cm" svg:y2="13.522cm"><text:p/></draw:line><draw:line text:anchor-type="paragraph" draw:z-index="92" draw:name="Tvar10" draw:style-name="gr6" draw:text-style-name="P4" svg:x1="16.544cm" svg:y1="13.556cm" svg:x2="2.796cm" svg:y2="13.522cm"><text:p/></draw:line><draw:line text:anchor-type="paragraph" draw:z-index="91" draw:name="Tvar9" draw:style-name="gr1" draw:text-style-name="P4" svg:x1="3.041cm" svg:y1="18.581cm" svg:x2="2.995cm" svg:y2="13.545cm"><text:p/></draw:line><draw:line text:anchor-type="paragraph" draw:z-index="90" draw:name="Tvar8" draw:style-name="gr1" draw:text-style-name="P4" svg:x1="2.817cm" svg:y1="18.581cm" svg:x2="7.742cm" svg:y2="18.558cm"><text:p/></draw:line><draw:line text:anchor-type="paragraph" draw:z-index="89" draw:name="Tvar7" draw:style-name="gr2" draw:text-style-name="P4" svg:x1="7.564cm" svg:y1="18.669cm" svg:x2="7.564cm" svg:y2="16.018cm"><text:p/></draw:line><draw:line text:anchor-type="paragraph" draw:z-index="88" draw:name="Tvar6" draw:style-name="gr1" draw:text-style-name="P4" svg:x1="0.769cm" svg:y1="16.217cm" svg:x2="7.518cm" svg:y2="16.217cm"><text:p/></draw:line><draw:line text:anchor-type="paragraph" draw:z-index="87" draw:name="Tvar5" draw:style-name="gr2" draw:text-style-name="P4" svg:x1="0.968cm" svg:y1="16.152cm" svg:x2="1.056cm" svg:y2="25.04cm"><text:p/></draw:line><draw:line text:anchor-type="paragraph" draw:z-index="86" draw:name="Tvar4" draw:style-name="gr1" draw:text-style-name="P4" svg:x1="0.901cm" svg:y1="24.862cm" svg:x2="14.068cm" svg:y2="24.818cm"><text:p/></draw:line><draw:line text:anchor-type="paragraph" draw:z-index="85" draw:name="Tvar3" draw:style-name="gr6" draw:text-style-name="P4" svg:x1="13.868cm" svg:y1="24.885cm" svg:x2="13.868cm" svg:y2="21.341cm"><text:p/></draw:line><draw:line text:anchor-type="paragraph" draw:z-index="84" draw:name="Tvar2" draw:style-name="gr1" draw:text-style-name="P4" svg:x1="13.887cm" svg:y1="21.516cm" svg:x2="8.313cm" svg:y2="21.516cm"><text:p/></draw:line><draw:line text:anchor-type="paragraph" draw:z-index="83" draw:name="Tvar13" draw:style-name="gr1" draw:text-style-name="P4" svg:x1="16.03cm" svg:y1="16.508cm" svg:x2="10.95cm" svg:y2="16.464cm"><text:p/></draw:line><draw:line text:anchor-type="paragraph" draw:z-index="82" draw:name="Tvar12" draw:style-name="gr1" draw:text-style-name="P4" svg:x1="10.95cm" svg:y1="16.686cm" svg:x2="10.95cm" svg:y2="13.522cm"><text:p/></draw:line><draw:line text:anchor-type="paragraph" draw:z-index="81" draw:name="Tvar11" draw:style-name="gr4" draw:text-style-name="P4" svg:x1="16.252cm" svg:y1="26.841cm" svg:x2="16.296cm" svg:y2="13.411cm"><text:p/></draw:line><draw:line text:anchor-type="paragraph" draw:z-index="80" draw:name="Tvar10" draw:style-name="gr1" draw:text-style-name="P4" svg:x1="16.408cm" svg:y1="13.568cm" svg:x2="2.796cm" svg:y2="13.522cm"><text:p/></draw:line><draw:line text:anchor-type="paragraph" draw:z-index="79" draw:name="Tvar9" draw:style-name="gr1" draw:text-style-name="P4" svg:x1="3.041cm" svg:y1="18.581cm" svg:x2="2.995cm" svg:y2="13.545cm"><text:p/></draw:line><draw:line text:anchor-type="paragraph" draw:z-index="78" draw:name="Tvar8" draw:style-name="gr1" draw:text-style-name="P4" svg:x1="2.817cm" svg:y1="18.581cm" svg:x2="7.742cm" svg:y2="18.558cm"><text:p/></draw:line><draw:line text:anchor-type="paragraph" draw:z-index="77" draw:name="Tvar7" draw:style-name="gr1" draw:text-style-name="P4" svg:x1="7.564cm" svg:y1="18.669cm" svg:x2="7.564cm" svg:y2="16.018cm"><text:p/></draw:line><draw:line text:anchor-type="paragraph" draw:z-index="76" draw:name="Tvar6" draw:style-name="gr1" draw:text-style-name="P4" svg:x1="0.769cm" svg:y1="16.217cm" svg:x2="7.518cm" svg:y2="16.217cm"><text:p/></draw:line><draw:line text:anchor-type="paragraph" draw:z-index="75" draw:name="Tvar5" draw:style-name="gr1" draw:text-style-name="P4" svg:x1="0.968cm" svg:y1="16.152cm" svg:x2="1.056cm" svg:y2="25.04cm"><text:p/></draw:line><draw:line text:anchor-type="paragraph" draw:z-index="74" draw:name="Tvar4" draw:style-name="gr1" draw:text-style-name="P4" svg:x1="0.901cm" svg:y1="24.862cm" svg:x2="14.068cm" svg:y2="24.818cm"><text:p/></draw:line><draw:line text:anchor-type="paragraph" draw:z-index="73" draw:name="Tvar3" draw:style-name="gr1" draw:text-style-name="P4" svg:x1="13.868cm" svg:y1="24.885cm" svg:x2="13.868cm" svg:y2="21.341cm"><text:p/></draw:line><draw:line text:anchor-type="paragraph" draw:z-index="72" draw:name="Tvar2" draw:style-name="gr1" draw:text-style-name="P4" svg:x1="13.887cm" svg:y1="21.516cm" svg:x2="8.313cm" svg:y2="21.516cm"><text:p/></draw:line><draw:line text:anchor-type="paragraph" draw:z-index="71" draw:name="Tvar1" draw:style-name="gr5" draw:text-style-name="P4" svg:x1="8.525cm" svg:y1="26.931cm" svg:x2="8.49cm" svg:y2="21.304cm"><text:p/></draw:line><draw:line text:anchor-type="paragraph" draw:z-index="70" draw:name="Tvar13" draw:style-name="gr1" draw:text-style-name="P4" svg:x1="16.296cm" svg:y1="16.508cm" svg:x2="10.95cm" svg:y2="16.464cm"><text:p/></draw:line><draw:line text:anchor-type="paragraph" draw:z-index="69" draw:name="Tvar12" draw:style-name="gr1" draw:text-style-name="P4" svg:x1="10.95cm" svg:y1="16.686cm" svg:x2="10.95cm" svg:y2="13.522cm"><text:p/></draw:line><draw:line text:anchor-type="paragraph" draw:z-index="68" draw:name="Tvar10" draw:style-name="gr1" draw:text-style-name="P4" svg:x1="16.408cm" svg:y1="13.568cm" svg:x2="2.796cm" svg:y2="13.522cm"><text:p/></draw:line><draw:line text:anchor-type="paragraph" draw:z-index="67" draw:name="Tvar9" draw:style-name="gr1" draw:text-style-name="P4" svg:x1="3.041cm" svg:y1="18.581cm" svg:x2="2.995cm" svg:y2="13.545cm"><text:p/></draw:line><draw:line text:anchor-type="paragraph" draw:z-index="66" draw:name="Tvar8" draw:style-name="gr1" draw:text-style-name="P4" svg:x1="2.817cm" svg:y1="18.581cm" svg:x2="7.742cm" svg:y2="18.558cm"><text:p/></draw:line><draw:line text:anchor-type="paragraph" draw:z-index="65" draw:name="Tvar7" draw:style-name="gr1" draw:text-style-name="P4" svg:x1="7.564cm" svg:y1="18.669cm" svg:x2="7.564cm" svg:y2="16.018cm"><text:p/></draw:line><draw:line text:anchor-type="paragraph" draw:z-index="64" draw:name="Tvar6" draw:style-name="gr1" draw:text-style-name="P4" svg:x1="0.769cm" svg:y1="16.217cm" svg:x2="7.518cm" svg:y2="16.217cm"><text:p/></draw:line><draw:line text:anchor-type="paragraph" draw:z-index="63" draw:name="Tvar5" draw:style-name="gr1" draw:text-style-name="P4" svg:x1="0.968cm" svg:y1="16.152cm" svg:x2="1.056cm" svg:y2="25.04cm"><text:p/></draw:line><draw:line text:anchor-type="paragraph" draw:z-index="62" draw:name="Tvar4" draw:style-name="gr1" draw:text-style-name="P4" svg:x1="0.901cm" svg:y1="24.862cm" svg:x2="14.068cm" svg:y2="24.818cm"><text:p/></draw:line><draw:line text:anchor-type="paragraph" draw:z-index="61" draw:name="Tvar3" draw:style-name="gr1" draw:text-style-name="P4" svg:x1="13.868cm" svg:y1="24.885cm" svg:x2="13.868cm" svg:y2="21.341cm"><text:p/></draw:line><draw:line text:anchor-type="paragraph" draw:z-index="60" draw:name="Tvar2" draw:style-name="gr1" draw:text-style-name="P4" svg:x1="13.887cm" svg:y1="21.516cm" svg:x2="8.313cm" svg:y2="21.516cm"><text:p/></draw:line><draw:line text:anchor-type="paragraph" draw:z-index="59" draw:name="Tvar13" draw:style-name="gr1" draw:text-style-name="P4" svg:x1="16.296cm" svg:y1="16.508cm" svg:x2="10.95cm" svg:y2="16.464cm"><text:p/></draw:line><draw:line text:anchor-type="paragraph" draw:z-index="58" draw:name="Tvar12" draw:style-name="gr1" draw:text-style-name="P4" svg:x1="10.95cm" svg:y1="16.686cm" svg:x2="10.95cm" svg:y2="13.522cm"><text:p/></draw:line><draw:line text:anchor-type="paragraph" draw:z-index="57" draw:name="Tvar11" draw:style-name="gr1" draw:text-style-name="P4" svg:x1="16.252cm" svg:y1="26.841cm" svg:x2="16.296cm" svg:y2="13.411cm"><text:p/></draw:line><draw:line text:anchor-type="paragraph" draw:z-index="56" draw:name="Tvar10" draw:style-name="gr1" draw:text-style-name="P4" svg:x1="16.408cm" svg:y1="13.568cm" svg:x2="2.796cm" svg:y2="13.522cm"><text:p/></draw:line><draw:line text:anchor-type="paragraph" draw:z-index="55" draw:name="Tvar9" draw:style-name="gr1" draw:text-style-name="P4" svg:x1="3.041cm" svg:y1="18.581cm" svg:x2="2.995cm" svg:y2="13.545cm"><text:p/></draw:line><draw:line text:anchor-type="paragraph" draw:z-index="54" draw:name="Tvar8" draw:style-name="gr1" draw:text-style-name="P4" svg:x1="2.817cm" svg:y1="18.581cm" svg:x2="7.742cm" svg:y2="18.558cm"><text:p/></draw:line><draw:line text:anchor-type="paragraph" draw:z-index="53" draw:name="Tvar7" draw:style-name="gr1" draw:text-style-name="P4" svg:x1="7.564cm" svg:y1="18.669cm" svg:x2="7.564cm" svg:y2="16.018cm"><text:p/></draw:line><draw:line text:anchor-type="paragraph" draw:z-index="52" draw:name="Tvar6" draw:style-name="gr1" draw:text-style-name="P4" svg:x1="0.769cm" svg:y1="16.217cm" svg:x2="7.518cm" svg:y2="16.217cm"><text:p/></draw:line><draw:line text:anchor-type="paragraph" draw:z-index="51" draw:name="Tvar5" draw:style-name="gr1" draw:text-style-name="P4" svg:x1="0.968cm" svg:y1="16.152cm" svg:x2="1.056cm" svg:y2="25.04cm"><text:p/></draw:line><draw:line text:anchor-type="paragraph" draw:z-index="50" draw:name="Tvar4" draw:style-name="gr1" draw:text-style-name="P4" svg:x1="0.901cm" svg:y1="24.862cm" svg:x2="14.068cm" svg:y2="24.818cm"><text:p/></draw:line><draw:line text:anchor-type="paragraph" draw:z-index="49" draw:name="Tvar3" draw:style-name="gr1" draw:text-style-name="P4" svg:x1="13.868cm" svg:y1="24.885cm" svg:x2="13.868cm" svg:y2="21.341cm"><text:p/></draw:line><draw:line text:anchor-type="paragraph" draw:z-index="48" draw:name="Tvar2" draw:style-name="gr1" draw:text-style-name="P4" svg:x1="13.887cm" svg:y1="21.516cm" svg:x2="8.313cm" svg:y2="21.516cm"><text:p/></draw:line><draw:line text:anchor-type="paragraph" draw:z-index="47" draw:name="Tvar1" draw:style-name="gr1" draw:text-style-name="P4" svg:x1="8.525cm" svg:y1="26.931cm" svg:x2="8.49cm" svg:y2="21.304cm"><text:p/></draw:line><draw:line text:anchor-type="paragraph" draw:z-index="46" draw:name="Tvar12" draw:style-name="gr2" draw:text-style-name="P4" svg:x1="10.996cm" svg:y1="2.097cm" svg:x2="10.996cm" svg:y2="-0.808cm"><text:p/></draw:line><draw:line text:anchor-type="paragraph" draw:z-index="45" draw:name="Tvar10" draw:style-name="gr1" draw:text-style-name="P4" svg:x1="16.098cm" svg:y1="-1.021cm" svg:x2="2.842cm" svg:y2="-1.067cm"><text:p/></draw:line><draw:line text:anchor-type="paragraph" draw:z-index="43" draw:name="Tvar9" draw:style-name="gr1" draw:text-style-name="P4" svg:x1="3.087cm" svg:y1="3.992cm" svg:x2="3.041cm" svg:y2="-1.044cm"><text:p/></draw:line><draw:line text:anchor-type="paragraph" draw:z-index="44" draw:name="Tvar8" draw:style-name="gr3" draw:text-style-name="P4" svg:x1="2.863cm" svg:y1="3.992cm" svg:x2="7.788cm" svg:y2="3.969cm"><text:p/></draw:line><draw:line text:anchor-type="paragraph" draw:z-index="42" draw:name="Tvar7" draw:style-name="gr1" draw:text-style-name="P4" svg:x1="7.609cm" svg:y1="4.08cm" svg:x2="7.609cm" svg:y2="1.429cm"><text:p/></draw:line><draw:line text:anchor-type="paragraph" draw:z-index="41" draw:name="Tvar6" draw:style-name="gr1" draw:text-style-name="P4" svg:x1="0.815cm" svg:y1="1.628cm" svg:x2="7.564cm" svg:y2="1.628cm"><text:p/></draw:line><draw:line text:anchor-type="paragraph" draw:z-index="40" draw:name="Tvar5" draw:style-name="gr4" draw:text-style-name="P4" svg:x1="1.014cm" svg:y1="1.563cm" svg:x2="1.102cm" svg:y2="10.451cm"><text:p/></draw:line><draw:line text:anchor-type="paragraph" draw:z-index="39" draw:name="Tvar4" draw:style-name="gr1" draw:text-style-name="P4" svg:x1="0.947cm" svg:y1="10.273cm" svg:x2="14.114cm" svg:y2="10.229cm"><text:p/></draw:line><draw:line text:anchor-type="paragraph" draw:z-index="38" draw:name="Tvar3" draw:style-name="gr1" draw:text-style-name="P4" svg:x1="13.914cm" svg:y1="10.296cm" svg:x2="13.914cm" svg:y2="6.752cm"><text:p/></draw:line><draw:line text:anchor-type="paragraph" draw:z-index="37" draw:name="Tvar2" draw:style-name="gr3" draw:text-style-name="P4" svg:x1="13.933cm" svg:y1="6.927cm" svg:x2="8.359cm" svg:y2="6.927cm"><text:p/></draw:line><draw:line text:anchor-type="paragraph" draw:z-index="36" draw:name="Tvar13" draw:style-name="gr1" draw:text-style-name="P4" svg:x1="16.097cm" svg:y1="1.919cm" svg:x2="10.996cm" svg:y2="1.875cm"><text:p/></draw:line><draw:line text:anchor-type="paragraph" draw:z-index="35" draw:name="Tvar12" draw:style-name="gr1" draw:text-style-name="P4" svg:x1="10.996cm" svg:y1="2.097cm" svg:x2="10.996cm" svg:y2="-1.067cm"><text:p/></draw:line><draw:line text:anchor-type="paragraph" draw:z-index="34" draw:name="Tvar11" draw:style-name="gr2" draw:text-style-name="P4" svg:x1="16.298cm" svg:y1="12.252cm" svg:x2="16.342cm" svg:y2="-1.178cm"><text:p/></draw:line><draw:line text:anchor-type="paragraph" draw:z-index="33" draw:name="Tvar10" draw:style-name="gr1" draw:text-style-name="P4" svg:x1="16.454cm" svg:y1="-1.021cm" svg:x2="2.842cm" svg:y2="-1.067cm"><text:p/></draw:line><draw:line text:anchor-type="paragraph" draw:z-index="32" draw:name="Tvar9" draw:style-name="gr1" draw:text-style-name="P4" svg:x1="3.087cm" svg:y1="3.992cm" svg:x2="3.041cm" svg:y2="-1.044cm"><text:p/></draw:line><draw:line text:anchor-type="paragraph" draw:z-index="31" draw:name="Tvar8" draw:style-name="gr1" draw:text-style-name="P4" svg:x1="2.863cm" svg:y1="3.992cm" svg:x2="7.788cm" svg:y2="3.969cm"><text:p/></draw:line><draw:line text:anchor-type="paragraph" draw:z-index="30" draw:name="Tvar7" draw:style-name="gr1" draw:text-style-name="P4" svg:x1="7.609cm" svg:y1="4.08cm" svg:x2="7.609cm" svg:y2="1.429cm"><text:p/></draw:line><draw:line text:anchor-type="paragraph" draw:z-index="29" draw:name="Tvar6" draw:style-name="gr1" draw:text-style-name="P4" svg:x1="0.815cm" svg:y1="1.628cm" svg:x2="7.564cm" svg:y2="1.628cm"><text:p/></draw:line><draw:line text:anchor-type="paragraph" draw:z-index="28" draw:name="Tvar5" draw:style-name="gr1" draw:text-style-name="P4" svg:x1="1.014cm" svg:y1="1.563cm" svg:x2="1.102cm" svg:y2="10.451cm"><text:p/></draw:line><draw:line text:anchor-type="paragraph" draw:z-index="27" draw:name="Tvar4" draw:style-name="gr1" draw:text-style-name="P4" svg:x1="0.947cm" svg:y1="10.273cm" svg:x2="14.114cm" svg:y2="10.229cm"><text:p/></draw:line><draw:line text:anchor-type="paragraph" draw:z-index="26" draw:name="Tvar3" draw:style-name="gr1" draw:text-style-name="P4" svg:x1="13.914cm" svg:y1="10.296cm" svg:x2="13.914cm" svg:y2="6.752cm"><text:p/></draw:line><draw:line text:anchor-type="paragraph" draw:z-index="25" draw:name="Tvar2" draw:style-name="gr1" draw:text-style-name="P4" svg:x1="13.933cm" svg:y1="6.927cm" svg:x2="8.359cm" svg:y2="6.927cm"><text:p/></draw:line><draw:line text:anchor-type="paragraph" draw:z-index="24" draw:name="Tvar1" draw:style-name="gr1" draw:text-style-name="P4" svg:x1="8.57cm" svg:y1="12.342cm" svg:x2="8.535cm" svg:y2="6.715cm"><text:p/></draw:line><draw:line text:anchor-type="paragraph" draw:z-index="23" draw:name="Tvar13" draw:style-name="gr1" draw:text-style-name="P4" svg:x1="16.342cm" svg:y1="1.919cm" svg:x2="10.996cm" svg:y2="1.875cm"><text:p/></draw:line><draw:line text:anchor-type="paragraph" draw:z-index="22" draw:name="Tvar12" draw:style-name="gr1" draw:text-style-name="P4" svg:x1="10.996cm" svg:y1="2.097cm" svg:x2="10.996cm" svg:y2="-1.067cm"><text:p/></draw:line><draw:line text:anchor-type="paragraph" draw:z-index="21" draw:name="Tvar10" draw:style-name="gr1" draw:text-style-name="P4" svg:x1="16.454cm" svg:y1="-1.021cm" svg:x2="2.842cm" svg:y2="-1.067cm"><text:p/></draw:line><draw:line text:anchor-type="paragraph" draw:z-index="20" draw:name="Tvar9" draw:style-name="gr1" draw:text-style-name="P4" svg:x1="3.087cm" svg:y1="3.992cm" svg:x2="3.041cm" svg:y2="-1.044cm"><text:p/></draw:line><draw:line text:anchor-type="paragraph" draw:z-index="19" draw:name="Tvar8" draw:style-name="gr1" draw:text-style-name="P4" svg:x1="2.863cm" svg:y1="3.992cm" svg:x2="7.788cm" svg:y2="3.969cm"><text:p/></draw:line><draw:line text:anchor-type="paragraph" draw:z-index="18" draw:name="Tvar7" draw:style-name="gr1" draw:text-style-name="P4" svg:x1="7.609cm" svg:y1="4.08cm" svg:x2="7.609cm" svg:y2="1.429cm"><text:p/></draw:line><draw:line text:anchor-type="paragraph" draw:z-index="17" draw:name="Tvar6" draw:style-name="gr1" draw:text-style-name="P4" svg:x1="0.815cm" svg:y1="1.628cm" svg:x2="7.564cm" svg:y2="1.628cm"><text:p/></draw:line><draw:line text:anchor-type="paragraph" draw:z-index="16" draw:name="Tvar5" draw:style-name="gr1" draw:text-style-name="P4" svg:x1="1.014cm" svg:y1="1.563cm" svg:x2="1.102cm" svg:y2="10.451cm"><text:p/></draw:line><draw:line text:anchor-type="paragraph" draw:z-index="15" draw:name="Tvar4" draw:style-name="gr1" draw:text-style-name="P4" svg:x1="0.947cm" svg:y1="10.273cm" svg:x2="14.114cm" svg:y2="10.229cm"><text:p/></draw:line><draw:line text:anchor-type="paragraph" draw:z-index="14" draw:name="Tvar3" draw:style-name="gr1" draw:text-style-name="P4" svg:x1="13.914cm" svg:y1="10.296cm" svg:x2="13.914cm" svg:y2="6.752cm"><text:p/></draw:line><draw:line text:anchor-type="paragraph" draw:z-index="13" draw:name="Tvar2" draw:style-name="gr1" draw:text-style-name="P4" svg:x1="13.933cm" svg:y1="6.927cm" svg:x2="8.359cm" svg:y2="6.927cm"><text:p/></draw:line><draw:line text:anchor-type="paragraph" draw:z-index="12" draw:name="Tvar13" draw:style-name="gr1" draw:text-style-name="P4" svg:x1="16.342cm" svg:y1="1.919cm" svg:x2="10.996cm" svg:y2="1.875cm"><text:p/></draw:line><draw:line text:anchor-type="paragraph" draw:z-index="11" draw:name="Tvar12" draw:style-name="gr1" draw:text-style-name="P4" svg:x1="10.996cm" svg:y1="2.097cm" svg:x2="10.996cm" svg:y2="-1.067cm"><text:p/></draw:line><draw:line text:anchor-type="paragraph" draw:z-index="10" draw:name="Tvar11" draw:style-name="gr1" draw:text-style-name="P4" svg:x1="16.298cm" svg:y1="12.252cm" svg:x2="16.342cm" svg:y2="-1.178cm"><text:p/></draw:line><draw:line text:anchor-type="paragraph" draw:z-index="9" draw:name="Tvar10" draw:style-name="gr1" draw:text-style-name="P4" svg:x1="16.454cm" svg:y1="-1.021cm" svg:x2="2.842cm" svg:y2="-1.067cm"><text:p/></draw:line><draw:line text:anchor-type="paragraph" draw:z-index="8" draw:name="Tvar9" draw:style-name="gr1" draw:text-style-name="P4" svg:x1="3.087cm" svg:y1="3.992cm" svg:x2="3.041cm" svg:y2="-1.044cm"><text:p/></draw:line><draw:line text:anchor-type="paragraph" draw:z-index="7" draw:name="Tvar8" draw:style-name="gr1" draw:text-style-name="P4" svg:x1="2.863cm" svg:y1="3.992cm" svg:x2="7.788cm" svg:y2="3.969cm"><text:p/></draw:line><draw:line text:anchor-type="paragraph" draw:z-index="6" draw:name="Tvar7" draw:style-name="gr1" draw:text-style-name="P4" svg:x1="7.609cm" svg:y1="4.08cm" svg:x2="7.609cm" svg:y2="1.429cm"><text:p/></draw:line><draw:line text:anchor-type="paragraph" draw:z-index="5" draw:name="Tvar6" draw:style-name="gr1" draw:text-style-name="P4" svg:x1="0.815cm" svg:y1="1.628cm" svg:x2="7.564cm" svg:y2="1.628cm"><text:p/></draw:line><draw:line text:anchor-type="paragraph" draw:z-index="4" draw:name="Tvar5" draw:style-name="gr1" draw:text-style-name="P4" svg:x1="1.014cm" svg:y1="1.563cm" svg:x2="1.102cm" svg:y2="10.451cm"><text:p/></draw:line><draw:line text:anchor-type="paragraph" draw:z-index="3" draw:name="Tvar4" draw:style-name="gr1" draw:text-style-name="P4" svg:x1="0.947cm" svg:y1="10.273cm" svg:x2="14.114cm" svg:y2="10.229cm"><text:p/></draw:line><draw:line text:anchor-type="paragraph" draw:z-index="2" draw:name="Tvar3" draw:style-name="gr1" draw:text-style-name="P4" svg:x1="13.914cm" svg:y1="10.296cm" svg:x2="13.914cm" svg:y2="6.752cm"><text:p/></draw:line><draw:line text:anchor-type="paragraph" draw:z-index="1" draw:name="Tvar2" draw:style-name="gr1" draw:text-style-name="P4" svg:x1="13.933cm" svg:y1="6.927cm" svg:x2="8.359cm" svg:y2="6.927cm"><text:p/></draw:line><draw:line text:anchor-type="paragraph" draw:z-index="0" draw:name="Tvar1" draw:style-name="gr1" draw:text-style-name="P4" svg:x1="8.57cm" svg:y1="12.342cm" svg:x2="8.535cm" svg:y2="6.715cm"><text:p/></draw:lin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5T12:47:36.140000000</dc:date>
    <meta:editing-duration>PT24M23S</meta:editing-duration>
    <meta:editing-cycles>8</meta:editing-cycles>
    <meta:generator>LibreOffice/5.1.6.2$Windows_X86_64 LibreOffice_project/07ac168c60a517dba0f0d7bc7540f5afa45f0909</meta:generator>
    <meta:document-statistic meta:table-count="0" meta:image-count="0" meta:object-count="0" meta:page-count="1" meta:paragraph-count="1" meta:word-count="0" meta:character-count="1" meta:non-whitespace-character-count="0"/>
  </office:meta>
</office:document-meta>
</file>